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rmanStemmer.strip( StringBuffer buffe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GermanStemmer.substitute( StringBuffer buffer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57">
            <text:p text:style-name="Table_20_Contents">57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GermanStemmer.removeParticleDenotion( StringBuffer 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rmanStemmer.isStemmable( String 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rmanStemmer.resubstitute( StringBuffer buff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GermanStemmer.optimize( StringBuffer buff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rmanStemmer.stem( String 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